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2b4ae2"/>
    </style:style>
    <style:style style:name="P2" style:family="paragraph" style:parent-style-name="Text_20_body">
      <style:text-properties officeooo:paragraph-rsid="0031375f"/>
    </style:style>
    <style:style style:name="P3" style:family="paragraph" style:parent-style-name="Heading_20_2">
      <style:text-properties officeooo:paragraph-rsid="002b4ae2"/>
    </style:style>
    <style:style style:name="P4" style:family="paragraph" style:parent-style-name="Heading_20_3">
      <style:paragraph-properties fo:margin-top="0.25cm" fo:margin-bottom="0.25cm" loext:contextual-spacing="false"/>
    </style:style>
    <style:style style:name="P5" style:family="paragraph" style:parent-style-name="Heading_20_1" style:master-page-name="Right_20_Page">
      <style:paragraph-properties style:page-number="auto"/>
      <style:text-properties officeooo:rsid="0032b0f5" officeooo:paragraph-rsid="0032b0f5"/>
    </style:style>
    <style:style style:name="T1" style:family="text">
      <style:text-properties officeooo:rsid="002eb401"/>
    </style:style>
    <style:style style:name="T2" style:family="text">
      <style:text-properties officeooo:rsid="0031375f"/>
    </style:style>
    <style:style style:name="T3" style:family="text">
      <style:text-properties officeooo:rsid="00327afe"/>
    </style:style>
    <style:style style:name="T4" style:family="text">
      <style:text-properties officeooo:rsid="0032b0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Annie’s Song</text:h>
      <text:p text:style-name="P3">(<text:span text:style-name="T4">John Denver</text:span>)</text:p>
      <text:p text:style-name="Heading_20_3">[INTRO]</text:p>
      <text:p text:style-name="P1">D <text:s text:c="31"/></text:p>
      <text:p text:style-name="Heading_20_3">[VERSE 1]</text:p>
      <text:p text:style-name="P2">D <text:s text:c="15"/>G <text:s/>A <text:s text:c="5"/>Bm </text:p>
      <text:p text:style-name="P2"><text:s text:c="2"/>You fill up my senses <text:s text:c="3"/></text:p>
      <text:p text:style-name="P2"><text:s text:c="7"/>G <text:s text:c="10"/>D <text:s text:c="8"/>Bm</text:p>
      <text:p text:style-name="P2"><text:span text:style-name="T2">L</text:span>ike a night in a forest</text:p>
      <text:p text:style-name="P1"><text:s text:c="9"/>A <text:s text:c="11"/>G <text:s text:c="4"/><text:span text:style-name="T3">A </text:span><text:s text:c="5"/>Em </text:p>
      <text:p text:style-name="P1">Like the mountains in springtime <text:s text:c="3"/></text:p>
      <text:p text:style-name="P1"><text:s text:c="7"/>G <text:s text:c="11"/>A </text:p>
      <text:p text:style-name="P1"><text:span text:style-name="T2">L</text:span>ike a walk in the rain</text:p>
      <text:p text:style-name="P2"><text:s text:c="20"/>G A <text:s text:c="6"/>Bm </text:p>
      <text:p text:style-name="P2">Like a storm in the desert <text:s text:c="3"/></text:p>
      <text:p text:style-name="P2"><text:s text:c="7"/>G <text:s text:c="10"/>D <text:s text:c="10"/>Bm</text:p>
      <text:p text:style-name="P2"><text:span text:style-name="T2">L</text:span>ike a sleepy blue ocean</text:p>
      <text:p text:style-name="P1"><text:s text:c="4"/>A <text:s text:c="9"/>G <text:s/><text:span text:style-name="T2">A <text:s/></text:span><text:s text:c="2"/>Em <text:s text:c="5"/>A <text:s text:c="7"/>D <text:s text:c="8"/></text:p>
      <text:p text:style-name="P1">You fill up my senses <text:s text:c="4"/>come fill me again</text:p>
      <text:p text:style-name="Heading_20_3">[VERSE 2]</text:p>
      <text:p text:style-name="P2">D <text:s text:c="13"/>G <text:s text:c="3"/>A <text:s text:c="6"/>Bm </text:p>
      <text:p text:style-name="P2"><text:s text:c="3"/>Come let me love you, <text:s text:c="2"/></text:p>
      <text:p text:style-name="P2"><text:s text:c="7"/>G <text:s text:c="11"/>D <text:s text:c="12"/>Bm</text:p>
      <text:p text:style-name="P2"><text:span text:style-name="T2">L</text:span>et me give my life to you</text:p>
      <text:p text:style-name="P2"><text:s text:c="7"/>A <text:s text:c="12"/>G <text:s text:c="3"/><text:span text:style-name="T2">A <text:s text:c="3"/></text:span><text:s text:c="2"/><text:span text:style-name="T2">Em</text:span></text:p>
      <text:p text:style-name="P2">Let me drown in your laughter, </text:p>
      <text:p text:style-name="P2"><text:s text:c="7"/>G <text:s text:c="10"/>A </text:p>
      <text:p text:style-name="P2"><text:span text:style-name="T2">L</text:span>et me die in your arms</text:p>
      <text:p text:style-name="P2"><text:s text:c="18"/>G <text:s text:c="3"/>A <text:s text:c="2"/>Bm </text:p>
      <text:p text:style-name="P2">Let me lay down beside you, <text:s text:c="2"/></text:p>
      <text:p text:style-name="P2"><text:s text:c="7"/>G <text:s text:c="8"/>D <text:s text:c="13"/>Bm</text:p>
      <text:p text:style-name="P2"><text:span text:style-name="T2">L</text:span>et me always be with you</text:p>
      <text:p text:style-name="P1">A <text:s text:c="10"/>G <text:s text:c="3"/><text:span text:style-name="T3">A <text:s/></text:span><text:s text:c="2"/>Em <text:s text:c="5"/>A <text:s text:c="7"/>D <text:s text:c="20"/></text:p>
      <text:p text:style-name="P1">Come let me love you, <text:s text:c="3"/>come love me again</text:p>
      <text:p text:style-name="P4"><text:soft-page-break/>[VERSE 3]</text:p>
      <text:p text:style-name="P2">D <text:s text:c="15"/>G <text:s/>A <text:s text:c="5"/>Bm </text:p>
      <text:p text:style-name="P2"><text:s text:c="2"/>You fill up my senses <text:s text:c="3"/></text:p>
      <text:p text:style-name="P2"><text:s text:c="7"/>G <text:s text:c="9"/>D <text:s text:c="14"/>Bm</text:p>
      <text:p text:style-name="P2"><text:span text:style-name="T2">L</text:span>ike a night in a forest</text:p>
      <text:p text:style-name="P2"><text:s text:c="9"/>A <text:s text:c="11"/>G <text:s text:c="4"/><text:span text:style-name="T2">A <text:s text:c="5"/></text:span><text:s text:c="2"/>Em </text:p>
      <text:p text:style-name="P2">Like the mountains in springtime <text:s text:c="3"/></text:p>
      <text:p text:style-name="P2"><text:s text:c="7"/>G <text:s text:c="10"/>A </text:p>
      <text:p text:style-name="P2"><text:span text:style-name="T3">L</text:span>ike a walk in the rain</text:p>
      <text:p text:style-name="P2"><text:s text:c="20"/>G A <text:s text:c="3"/>Bm </text:p>
      <text:p text:style-name="P2">Like a storm in the desert <text:s text:c="3"/></text:p>
      <text:p text:style-name="P2"><text:s text:c="7"/>G <text:s text:c="10"/>D <text:s text:c="9"/>Bm</text:p>
      <text:p text:style-name="P2"><text:span text:style-name="T2">L</text:span>ike a sleepy blue ocean</text:p>
      <text:p text:style-name="P1"><text:s text:c="4"/>A <text:s text:c="9"/>G <text:s/><text:span text:style-name="T2">A <text:s/></text:span><text:s text:c="2"/>Em <text:s text:c="5"/>A <text:s text:c="7"/>D <text:s text:c="8"/></text:p>
      <text:p text:style-name="P1">You fill up my senses <text:s text:c="4"/>come fill me again</text:p>
      <text:p text:style-name="Heading_20_3">[OUTRO]</text:p>
      <text:p text:style-name="P1">D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3M44S</meta:editing-duration>
    <meta:editing-cycles>37</meta:editing-cycles>
    <meta:generator>LibreOffice/6.1.1.1$Linux_X86_64 LibreOffice_project/10$Build-1</meta:generator>
    <dc:title>Lyrics + Chords</dc:title>
    <dc:date>2018-09-30T19:55:58.667406914</dc:date>
    <meta:print-date>2017-04-03T12:23:29.985893000</meta:print-date>
    <meta:document-statistic meta:table-count="0" meta:image-count="0" meta:object-count="0" meta:page-count="2" meta:paragraph-count="51" meta:word-count="218" meta:character-count="1448" meta:non-whitespace-character-count="62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